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09cm"/>
    </style:style>
    <style:style style:name="pr5" style:family="presentation" style:parent-style-name="knowit-template-notes">
      <style:graphic-properties draw:fill-color="#ffffff" fo:min-height="12.322cm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32">
        <draw:frame presentation:style-name="pr1" draw:layer="layout" svg:width="25.199cm" svg:height="17.685cm" svg:x="1.4cm" svg:y="0.962cm" presentation:class="subtitle">
          <draw:text-box>
            <text:p>The Quiz gam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draw:frame presentation:style-name="pr3" draw:layer="layout" svg:width="25.199cm" svg:height="3.256cm" svg:x="1.4cm" svg:y="0.962cm" presentation:class="title">
          <draw:text-box>
            <text:p>Oppgave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arse XML (quiz.xml)</text:p>
              </text:list-item>
              <text:list-item>
                <text:p>Lage et konsoll spill</text:p>
              </text:list-item>
              <text:list-item>
                <text:p>Lage et Swing spill (gjerne scala.swing)</text:p>
              </text:list-item>
              <text:list-item>
                <text:p>quiz prosjektet</text:p>
              </text:list-item>
              <text:list-item>
                <text:p>Kan kjøres via </text:p>
                <text:list>
                  <text:list-item>
                    <text:p>mvn compile exec:java</text:p>
                  </text:list-item>
                  <text:list-item>
                    <text:p>Kjør scalaexamples.quiz.QuizGame i IDE</text:p>
                  </text:list-item>
                </text:list>
              </text:list-item>
              <text:list-item>
                <text:p>XML/Quiz er “lånt” fra <text:span text:style-name="T1">http://www.permadi.com/tutorial/xmlExamples/index.htm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4T13:18:47</meta:creation-date>
    <meta:editing-duration>PT00H25M20S</meta:editing-duration>
    <meta:editing-cycles>5</meta:editing-cycles>
    <meta:generator>OpenOffice.org/3.1$Unix OpenOffice.org_project/310m19$Build-9420</meta:generator>
    <meta:initial-creator>Alf Kristian Støyle</meta:initial-creator>
    <dc:date>2009-10-30T11:37:26</dc:date>
    <dc:creator>Alf Kristian Støyle</dc:creator>
    <meta:document-statistic meta:object-count="29"/>
  </office:meta>
</office:document-meta>
</file>